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4626in"/>
    </style:style>
    <style:style style:name="co3" style:family="table-column">
      <style:table-column-properties fo:break-before="auto" style:column-width="3.6984in"/>
    </style:style>
    <style:style style:name="co4" style:family="table-column">
      <style:table-column-properties fo:break-before="auto" style:column-width="5.7252in"/>
    </style:style>
    <style:style style:name="co5" style:family="table-column">
      <style:table-column-properties fo:break-before="auto" style:column-width="2.4547in"/>
    </style:style>
    <style:style style:name="ro1" style:family="table-row">
      <style:table-row-properties style:row-height="4.0161in" fo:break-before="auto" style:use-optimal-row-height="false"/>
    </style:style>
    <style:style style:name="ro2" style:family="table-row">
      <style:table-row-properties style:row-height="0.798in" fo:break-before="auto" style:use-optimal-row-height="true"/>
    </style:style>
    <style:style style:name="ro3" style:family="table-row">
      <style:table-row-properties style:row-height="1.7409in" fo:break-before="auto" style:use-optimal-row-height="false"/>
    </style:style>
    <style:style style:name="ro4" style:family="table-row">
      <style:table-row-properties style:row-height="0.9535in" fo:break-before="auto" style:use-optimal-row-height="true"/>
    </style:style>
    <style:style style:name="ro5" style:family="table-row">
      <style:table-row-properties style:row-height="2.85in" fo:break-before="auto" style:use-optimal-row-height="false"/>
    </style:style>
    <style:style style:name="ro6" style:family="table-row">
      <style:table-row-properties style:row-height="2.8098in" fo:break-before="auto" style:use-optimal-row-height="false"/>
    </style:style>
    <style:style style:name="ro7" style:family="table-row">
      <style:table-row-properties style:row-height="2.3028in" fo:break-before="auto" style:use-optimal-row-height="false"/>
    </style:style>
    <style:style style:name="ro8" style:family="table-row">
      <style:table-row-properties style:row-height="1.6165in" fo:break-before="auto" style:use-optimal-row-height="false"/>
    </style:style>
    <style:style style:name="ro9" style:family="table-row">
      <style:table-row-properties style:row-height="2.9472in" fo:break-before="auto" style:use-optimal-row-height="false"/>
    </style:style>
    <style:style style:name="ro10" style:family="table-row">
      <style:table-row-properties style:row-height="2.2799in" fo:break-before="auto" style:use-optimal-row-height="false"/>
    </style:style>
    <style:style style:name="ro11" style:family="table-row">
      <style:table-row-properties style:row-height="2.202in" fo:break-before="auto" style:use-optimal-row-height="false"/>
    </style:style>
    <style:style style:name="ro12" style:family="table-row">
      <style:table-row-properties style:row-height="2.6555in" fo:break-before="auto" style:use-optimal-row-height="false"/>
    </style:style>
    <style:style style:name="ro13" style:family="table-row">
      <style:table-row-properties style:row-height="3.3165in" fo:break-before="auto" style:use-optimal-row-height="false"/>
    </style:style>
    <style:style style:name="ro14" style:family="table-row">
      <style:table-row-properties style:row-height="2.6256in" fo:break-before="auto" style:use-optimal-row-height="false"/>
    </style:style>
    <style:style style:name="ro15" style:family="table-row">
      <style:table-row-properties style:row-height="3.7571in" fo:break-before="auto" style:use-optimal-row-height="false"/>
    </style:style>
    <style:style style:name="ro16" style:family="table-row">
      <style:table-row-properties style:row-height="2.1417in" fo:break-before="auto" style:use-optimal-row-height="false"/>
    </style:style>
    <style:style style:name="ro17" style:family="table-row">
      <style:table-row-properties style:row-height="0.4764in" fo:break-before="auto" style:use-optimal-row-height="false"/>
    </style:style>
    <style:style style:name="ro1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2"/>
        <table:table-column table:style-name="co1" table:number-columns-repeated="7"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2" table:default-cell-style-name="Default"/>
        <table:table-row table:style-name="ro1">
          <table:table-cell/>
          <table:table-cell table:style-name="ce1" office:value-type="string" calcext:value-type="string">
            <text:p>Ландшафтный парк Кондурча в г.Нурлат</text:p>
          </table:table-cell>
          <table:table-cell table:style-name="ce1" office:value-type="string" calcext:value-type="string">
            <text:p>case_headers/1.jpg</text:p>
          </table:table-cell>
          <table:table-cell table:style-name="ce1" office:value-type="string" calcext:value-type="string">
            <text:p>г. Нурлат, Республика Татарстан</text:p>
          </table:table-cell>
          <table:table-cell table:style-name="ce1" office:value-type="string" calcext:value-type="string">
            <text:p>г. Нурлат</text:p>
          </table:table-cell>
          <table:table-cell table:style-name="ce1" office:value-type="string" calcext:value-type="string">
            <text:p>АИК «Реновация»</text:p>
          </table:table-cell>
          <table:table-cell table:style-name="ce1" office:value-type="string" calcext:value-type="string">
            <text:p>Архитекторы: Мавлютов Адель, Хафизов Павел, Шакиров Булат</text:p>
          </table:table-cell>
          <table:table-cell table:style-name="ce1" office:value-type="string" calcext:value-type="string">
            <text:p>6,56 Га</text:p>
          </table:table-cell>
          <table:table-cell table:style-name="ce1" office:value-type="float" office:value="2021" calcext:value-type="float">
            <text:p>2021</text:p>
          </table:table-cell>
          <table:table-cell table:style-name="ce2" office:value-type="string" calcext:value-type="string">
            <text:p>Ранее территория пустовала, однако пользовалась спросом среди местных жителей — на этом месте любили устраивать пикники и купаться. Проблема заключалась в отсутствии подходящих условий для безопасного отдыха.</text:p>
            <text:p>До благоустройства на территории были проведены работы, которые позволили увеличить ширину Кондурчи в 2 раза. Русло реки расчистили и спросили, на её правом притоке устроили перепадные сооружения, укрепили берега.</text:p>
            <text:p>На центральной площади парка разместили амфитеатр, который вмещает в себя до 150 посадочных мест, сцену, с возможностью подключения аудио техники, скамейки и цветники.</text:p>
            <text:p>По периметру площади установлены 3 перголы. Каждая пергола имеет форму синусоиды и создает тень для посетителей, сидящих под ней. Также в парке появилась оборудованная пляжная зона со всеми необходимыми сервисами.</text:p>
            <text:p>Парк «Кондурча» стал первым объектом благоустройства, который посетил в 2021-ом строительном сезоне Президент Татарстана Рустам Минниханов. Президенту была представлена выполненная работа по преображению территории, а также рассказали, что ещё предстоит сделать.</text:p>
          </table:table-cell>
          <table:table-cell table:style-name="ce2" office:value-type="float" office:value="1" calcext:value-type="float">
            <text:p>1</text:p>
          </table:table-cell>
          <table:table-cell table:style-name="ce3"/>
          <table:table-cell table:style-name="ce2" office:value-type="string" calcext:value-type="string">
            <text:p>Парк «Кондурча»  новый центр общественной жизни в Нурлате. «Кондурча» — это место для отдыха местных жителей и гостей города, а также пространство взаимодействия с природой.</text:p>
            <text:p>Основная идея проекта заключается в том, чтобы превратить парк в «мост» между Верхним и Нижним Нурлатом.</text:p>
          </table:table-cell>
          <table:table-cell table:style-name="ce3" table:number-columns-repeated="3"/>
        </table:table-row>
        <table:table-row table:style-name="ro2">
          <table:table-cell/>
          <table:table-cell office:value-type="string" calcext:value-type="string">
            <text:p>Сквер по ул.Центральная, пгт Суык-Су</text:p>
          </table:table-cell>
          <table:table-cell table:style-name="ce2" office:value-type="string" calcext:value-type="string">
            <text:p>case_headers/2.jpg</text:p>
          </table:table-cell>
          <table:table-cell table:style-name="ce2" office:value-type="string" calcext:value-type="string">
            <text:p>пгт Суык-Су, Республика Татарстан</text:p>
          </table:table-cell>
          <table:table-cell table:style-name="ce2" office:value-type="string" calcext:value-type="string">
            <text:p>ГИСУ РТ</text:p>
          </table:table-cell>
          <table:table-cell table:style-name="ce2" office:value-type="string" calcext:value-type="string">
            <text:p>АИК «Реновация»</text:p>
          </table:table-cell>
          <table:table-cell table:style-name="ce2" office:value-type="string" calcext:value-type="string">
            <text:p>Архитекторы: Хафизов Павел, Шакиров Булат</text:p>
          </table:table-cell>
          <table:table-cell table:style-name="ce2" office:value-type="string" calcext:value-type="string">
            <text:p>1,2 Га</text:p>
          </table:table-cell>
          <table:table-cell table:style-name="ce2" office:value-type="float" office:value="2021" calcext:value-type="float">
            <text:p>2021</text:p>
          </table:table-cell>
          <table:table-cell table:style-name="ce3"/>
          <table:table-cell table:style-name="ce2" office:value-type="float" office:value="1" calcext:value-type="float">
            <text:p>1</text:p>
          </table:table-cell>
          <table:table-cell table:style-name="ce3" table:number-columns-repeated="5"/>
        </table:table-row>
        <table:table-row table:style-name="ro3">
          <table:table-cell/>
          <table:table-cell office:value-type="string" calcext:value-type="string">
            <text:p>Площадь «8 платанов» в пгт Форос</text:p>
          </table:table-cell>
          <table:table-cell table:style-name="ce2" office:value-type="string" calcext:value-type="string">
            <text:p>case_headers/3.jpg</text:p>
          </table:table-cell>
          <table:table-cell table:style-name="ce2" office:value-type="string" calcext:value-type="string">
            <text:p>пгт Форос, Республика Крым</text:p>
          </table:table-cell>
          <table:table-cell table:style-name="ce2" office:value-type="string" calcext:value-type="string">
            <text:p>ЖКХ Ялтинского района</text:p>
          </table:table-cell>
          <table:table-cell table:style-name="ce2" office:value-type="string" calcext:value-type="string">
            <text:p>АИК «Реновация»</text:p>
          </table:table-cell>
          <table:table-cell table:style-name="ce2" office:value-type="string" calcext:value-type="string">
            <text:p>Архитекторы: Хафизов Павел, Шакиров Булат</text:p>
          </table:table-cell>
          <table:table-cell table:style-name="ce2" office:value-type="string" calcext:value-type="string">
            <text:p>0,19 Га</text:p>
          </table:table-cell>
          <table:table-cell table:style-name="ce2" office:value-type="float" office:value="2021" calcext:value-type="float">
            <text:p>2021</text:p>
          </table:table-cell>
          <table:table-cell table:style-name="ce2" office:value-type="string" calcext:value-type="string">
            <text:p>ПГТ Форос расположен на южном берегу полуострова Крым, восточнее самой южной точки полуострова - мыса Сарыч. Входит в состав г.о. Ялта и расположен в 40 километрах от её центра - города Ялты. В переводе с греческого, Форос означает маяк. Согласно историческим сведениям, поселок входит в число древнейших на южном берегу Крыма. Греки основали его еще в 5 веке до нашей эры.</text:p>
          </table:table-cell>
          <table:table-cell table:style-name="ce2" office:value-type="float" office:value="1" calcext:value-type="float">
            <text:p>1</text:p>
          </table:table-cell>
          <table:table-cell table:style-name="ce2" office:value-type="string" calcext:value-type="string">
            <text:p>Было принято решение по реконструкции центральной лестницы, ведущей к магазинам на первом этаже жилого дома. Полностью заменено ограждение, скамейки и урны. Разработаны киоски и дизайн-код вывесок на всех фасадов, окружающих территорию.</text:p>
          </table:table-cell>
          <table:table-cell table:style-name="ce2" office:value-type="string" calcext:value-type="string">
            <text:p>На площади растут 8 платанов, значимые деревья для местных жителей и пгт.тСвоим расположением, они формируют центральную часть парка, организуя пространства для отдыха, променада, коммерции и досуга. Возле площади в шаговой доступности находится пляж и черное море.</text:p>
          </table:table-cell>
          <table:table-cell table:style-name="ce2" office:value-type="string" calcext:value-type="string">
            <text:p>В основу фирменного стиля послужили платаны. А именно их количество - 8. Были разработаны скамейки вокруг платанов в виде числа 8. Также восьмерка прослеживается на ограждении и в узоре на тротуарной плитке.</text:p>
          </table:table-cell>
          <table:table-cell table:style-name="ce3" table:number-columns-repeated="2"/>
        </table:table-row>
        <table:table-row table:style-name="ro4">
          <table:table-cell/>
          <table:table-cell office:value-type="string" calcext:value-type="string">
            <text:p>Парк "Ай-Василь" в г. Ялта</text:p>
          </table:table-cell>
          <table:table-cell table:style-name="ce2" office:value-type="string" calcext:value-type="string">
            <text:p>case_headers/4.jpg</text:p>
          </table:table-cell>
          <table:table-cell table:style-name="ce2" office:value-type="string" calcext:value-type="string">
            <text:p>г. Ялта, село Васильевка, Республика Крым</text:p>
          </table:table-cell>
          <table:table-cell table:style-name="ce2" office:value-type="string" calcext:value-type="string">
            <text:p>ЖКХ Ялтинского района</text:p>
          </table:table-cell>
          <table:table-cell table:style-name="ce2" office:value-type="string" calcext:value-type="string">
            <text:p>АИК «Реновация»</text:p>
          </table:table-cell>
          <table:table-cell table:style-name="ce2" office:value-type="string" calcext:value-type="string">
            <text:p>Архитекторы: Хафизов Павел, Шакиров Булат</text:p>
          </table:table-cell>
          <table:table-cell table:style-name="ce2" office:value-type="string" calcext:value-type="string">
            <text:p>0,9 Га</text:p>
          </table:table-cell>
          <table:table-cell table:style-name="ce2" office:value-type="float" office:value="2021" calcext:value-type="float">
            <text:p>2021</text:p>
          </table:table-cell>
          <table:table-cell table:style-name="ce3"/>
          <table:table-cell table:style-name="ce2" office:value-type="float" office:value="1" calcext:value-type="float">
            <text:p>1</text:p>
          </table:table-cell>
          <table:table-cell table:style-name="ce3" table:number-columns-repeated="5"/>
        </table:table-row>
        <table:table-row table:style-name="ro5">
          <table:table-cell/>
          <table:table-cell office:value-type="string" calcext:value-type="string">
            <text:p>Симеизский парк в пгт Симеиз</text:p>
          </table:table-cell>
          <table:table-cell table:style-name="ce2" office:value-type="string" calcext:value-type="string">
            <text:p>case_headers/5.jpg</text:p>
          </table:table-cell>
          <table:table-cell table:style-name="ce2" office:value-type="string" calcext:value-type="string">
            <text:p>пгт Симеиз, Республика Крым</text:p>
          </table:table-cell>
          <table:table-cell table:style-name="ce2" office:value-type="string" calcext:value-type="string">
            <text:p>ЖКХ Ялтинского района</text:p>
          </table:table-cell>
          <table:table-cell table:style-name="ce2" office:value-type="string" calcext:value-type="string">
            <text:p>АИК «Реновация»</text:p>
          </table:table-cell>
          <table:table-cell table:style-name="ce2" office:value-type="string" calcext:value-type="string">
            <text:p>Архитекторы: Хафизов Павел, Шакиров Булат</text:p>
          </table:table-cell>
          <table:table-cell table:style-name="ce2" office:value-type="string" calcext:value-type="string">
            <text:p>1,38 Га</text:p>
          </table:table-cell>
          <table:table-cell table:style-name="ce2" office:value-type="float" office:value="2021" calcext:value-type="float">
            <text:p>2021</text:p>
          </table:table-cell>
          <table:table-cell table:style-name="ce2" office:value-type="string" calcext:value-type="string">
            <text:p>Реконструируемый парк расположен в Новом Симеизе у подножия горы Ай-Панда и разместился на каменистых склонах от главного проспекта курорта до берега моря.</text:p>
            <text:p>С севера граничит с крайне беспокойным рельефом отрогов яйлы, изредка покрытых остатками низкорослого леса, с запада - красивые очертания горы Кошка, с юга видна спокойная голубая бухта,</text:p>
            <text:p>что омывает своими водами скалу Дива и обломки камней у её подножия.</text:p>
          </table:table-cell>
          <table:table-cell table:style-name="ce2" office:value-type="float" office:value="1" calcext:value-type="float">
            <text:p>1</text:p>
          </table:table-cell>
          <table:table-cell table:style-name="ce3" table:number-columns-repeated="5"/>
        </table:table-row>
        <table:table-row table:style-name="ro6">
          <table:table-cell/>
          <table:table-cell office:value-type="string" calcext:value-type="string">
            <text:p>Парк жертвам политических репрессий «Мемориал памяти» в г. Ялта</text:p>
          </table:table-cell>
          <table:table-cell table:style-name="ce2" office:value-type="string" calcext:value-type="string">
            <text:p>case_headers/6.jpg</text:p>
          </table:table-cell>
          <table:table-cell table:style-name="ce2" office:value-type="string" calcext:value-type="string">
            <text:p>г. Ялта, село Васильевка, Республика Крым</text:p>
          </table:table-cell>
          <table:table-cell table:style-name="ce2" office:value-type="string" calcext:value-type="string">
            <text:p>ЖКХ Ялтинского района</text:p>
          </table:table-cell>
          <table:table-cell table:style-name="ce2" office:value-type="string" calcext:value-type="string">
            <text:p>АИК «Реновация»</text:p>
          </table:table-cell>
          <table:table-cell table:style-name="ce2" office:value-type="string" calcext:value-type="string">
            <text:p>Архитекторы: Хафизов Павел, Шакиров Булат</text:p>
          </table:table-cell>
          <table:table-cell table:style-name="ce2" office:value-type="string" calcext:value-type="string">
            <text:p>0,3 Га</text:p>
          </table:table-cell>
          <table:table-cell table:style-name="ce2" office:value-type="float" office:value="2021" calcext:value-type="float">
            <text:p>2021</text:p>
          </table:table-cell>
          <table:table-cell table:style-name="ce2" office:value-type="string" calcext:value-type="string">
            <text:p>Ялта - курортный город и международный морской порт, расположенный в заливе Черного моря на южном берегу Крыма. Участок проектирования расположен в северной части города в микрорайоне Васильевка.</text:p>
            <text:p>Васильевка - окраинный город Ялты, расположенный к северу от Южнобережного шоссе.</text:p>
            <text:p>До середины ХХ века Васильевка была отдельным селом, история которого прослеживается с XV века.</text:p>
          </table:table-cell>
          <table:table-cell table:style-name="ce2" office:value-type="float" office:value="1" calcext:value-type="float">
            <text:p>1</text:p>
          </table:table-cell>
          <table:table-cell table:style-name="ce2" office:value-type="string" calcext:value-type="string">
            <text:p>1944-1991 годы депортации крымского народа, которые мы отразили в мемориальной зоне сквера. В основу мемориала была заложена история местности, культура народа, дружбы и процветания парка. Мемориал отражен в виде 6 условно-обозначенных пространственных подворий.</text:p>
            <text:p>Схемы анализа территории</text:p>
            <text:p>Главной особенностью сквера является горный ландшафт, перепад высот между самой высокой и самой низкой отметкой составляет порядка 9 метров.</text:p>
            <text:p>Проложили по основным транзитам лестницы, привели в нормативное состояние уже существующий подъем вдоль зданий.</text:p>
          </table:table-cell>
          <table:table-cell table:style-name="ce2" office:value-type="string" calcext:value-type="string">
            <text:p>В центральной части парка мы разместили амфитеатр, мемориальную стелу и смотровую площадку. Со смотровой площадки открывается отличная панорама на город Ялту и черное море.</text:p>
            <text:p>В верхней части сквера расположили теневой навес, в котором можно переждать непогоду.</text:p>
            <text:p>Визуализация</text:p>
            <text:p>На бетонном покрытии мы разместили латунные цифры от 1944 до 1991. Это годы депортации крымского народа.</text:p>
          </table:table-cell>
          <table:table-cell table:style-name="ce3" table:number-columns-repeated="3"/>
        </table:table-row>
        <table:table-row table:style-name="ro7">
          <table:table-cell/>
          <table:table-cell office:value-type="string" calcext:value-type="string">
            <text:p>Сквер «Площадь дружбы» в пгт Массандра</text:p>
          </table:table-cell>
          <table:table-cell table:style-name="ce2" office:value-type="string" calcext:value-type="string">
            <text:p>case_headers/7.jpg</text:p>
          </table:table-cell>
          <table:table-cell table:style-name="ce2" office:value-type="string" calcext:value-type="string">
            <text:p>Ялтинский район, пгт Массандра, Республика Крым</text:p>
          </table:table-cell>
          <table:table-cell table:style-name="ce2" office:value-type="string" calcext:value-type="string">
            <text:p>ЖКХ Ялтинского района</text:p>
          </table:table-cell>
          <table:table-cell table:style-name="ce2" office:value-type="string" calcext:value-type="string">
            <text:p>АИК «Реновация»</text:p>
          </table:table-cell>
          <table:table-cell table:style-name="ce2" office:value-type="string" calcext:value-type="string">
            <text:p>Архитекторы: Хафизов Павел, Шакиров Булат</text:p>
          </table:table-cell>
          <table:table-cell table:style-name="ce2" office:value-type="string" calcext:value-type="string">
            <text:p>0,8 Га</text:p>
          </table:table-cell>
          <table:table-cell table:style-name="ce2" office:value-type="float" office:value="2021" calcext:value-type="float">
            <text:p>2021</text:p>
          </table:table-cell>
          <table:table-cell table:style-name="ce2" office:value-type="string" calcext:value-type="string">
            <text:p>Территория Массандры заселена в античные времена. Здесь найдены следы таврских и греческих поселений и могильники и подземные ходы начала нашей эры. Селение, из которого выросла Массандра, появилось в средние века. Здесь находился христианский монастырь, а местность в 14-15 веках принадлежала капитанству Готия – генуэзской колонии Крыма. Документальные сведения о поселении Марсанда относятся к 1520 году, когда на полуострове уже господствовали мусульмане.</text:p>
          </table:table-cell>
          <table:table-cell table:style-name="ce2" office:value-type="float" office:value="1" calcext:value-type="float">
            <text:p>1</text:p>
          </table:table-cell>
          <table:table-cell table:style-name="ce3"/>
          <table:table-cell table:style-name="ce2" office:value-type="string" calcext:value-type="string">
            <text:p>На центральной площади парка разместили амфитеатр, который вмещает в себя до 150 посадочных мест, сцену, с возможностью подключения аудио техники, скамейки и цветники. По периметру площади установлены 3 перголы. Каждая пергола имеет форму синусоиды и создает тень для посетителй, сидящих под ней.</text:p>
          </table:table-cell>
          <table:table-cell table:style-name="ce3" table:number-columns-repeated="3"/>
        </table:table-row>
        <table:table-row table:style-name="ro8">
          <table:table-cell/>
          <table:table-cell office:value-type="string" calcext:value-type="string">
            <text:p>Сквер «Юбилейный» в г. Ялта</text:p>
          </table:table-cell>
          <table:table-cell table:style-name="ce2" office:value-type="string" calcext:value-type="string">
            <text:p>case_headers/8.jpg</text:p>
          </table:table-cell>
          <table:table-cell table:style-name="ce2" office:value-type="string" calcext:value-type="string">
            <text:p>г. Ялта, Республика Крым</text:p>
          </table:table-cell>
          <table:table-cell table:style-name="ce2" office:value-type="string" calcext:value-type="string">
            <text:p>ЖКХ Ялтинского района</text:p>
          </table:table-cell>
          <table:table-cell table:style-name="ce2" office:value-type="string" calcext:value-type="string">
            <text:p>АИК «Реновация»</text:p>
          </table:table-cell>
          <table:table-cell table:style-name="ce2" office:value-type="string" calcext:value-type="string">
            <text:p>Архитекторы: Хафизов Павел, Шакиров Булат</text:p>
          </table:table-cell>
          <table:table-cell table:style-name="ce2" office:value-type="string" calcext:value-type="string">
            <text:p>0,66 Га</text:p>
          </table:table-cell>
          <table:table-cell table:style-name="ce2" office:value-type="float" office:value="2021" calcext:value-type="float">
            <text:p>2021</text:p>
          </table:table-cell>
          <table:table-cell table:style-name="ce2" office:value-type="string" calcext:value-type="string">
            <text:p>Ялта — курортный город и международный морской порт, расположенный в заливе Черного моря на южном берегу Крыма. Сквер «Юбилейный» расположен в центральной и туристической части города. Является большим транспортным узлом, соединяющим внутрегородские и междугородние маршруты. Примыкает к центральному вещевому рынку.</text:p>
          </table:table-cell>
          <table:table-cell table:style-name="ce2" office:value-type="float" office:value="1" calcext:value-type="float">
            <text:p>1</text:p>
          </table:table-cell>
          <table:table-cell table:style-name="ce3"/>
          <table:table-cell table:style-name="ce2" office:value-type="string" calcext:value-type="string">
            <text:p>При проектировании основной акцент был направлен на сохранение существующего озеленения территории и посадке нового. Основные транзиты были приведены в нормативное состояние, добавили дополнительный проход от остановки к центральной части сквера. Огородили территорию от въезда автомобилей с помощью бетонных полусфер.</text:p>
          </table:table-cell>
          <table:table-cell table:style-name="ce2" office:value-type="string" calcext:value-type="string">
            <text:p>В центральной части сквера разместили арку. Массивную металлическую конструкцию, но в то же время легкую и прозрачную, за счет сетки.</text:p>
          </table:table-cell>
          <table:table-cell table:style-name="ce3" table:number-columns-repeated="2"/>
        </table:table-row>
        <table:table-row table:style-name="ro9">
          <table:table-cell/>
          <table:table-cell office:value-type="string" calcext:value-type="string">
            <text:p>«Школьный» бульвар в пгт Камские Поляны</text:p>
          </table:table-cell>
          <table:table-cell table:style-name="ce2" office:value-type="string" calcext:value-type="string">
            <text:p>case_headers/9.jpg</text:p>
          </table:table-cell>
          <table:table-cell table:style-name="ce2" office:value-type="string" calcext:value-type="string">
            <text:p>пгт Камские Поляны, Республика Татарстан</text:p>
          </table:table-cell>
          <table:table-cell table:style-name="ce2" office:value-type="string" calcext:value-type="string">
            <text:p>ГИСУ РТ</text:p>
          </table:table-cell>
          <table:table-cell table:style-name="ce2" office:value-type="string" calcext:value-type="string">
            <text:p>АИК «Реновация»</text:p>
          </table:table-cell>
          <table:table-cell table:style-name="ce2" office:value-type="string" calcext:value-type="string">
            <text:p>Архитекторы: Мавлютов Адель, Хафизов Павел, Шакиров Булат</text:p>
          </table:table-cell>
          <table:table-cell table:style-name="ce2" office:value-type="string" calcext:value-type="string">
            <text:p>0,86 Га</text:p>
          </table:table-cell>
          <table:table-cell table:style-name="ce2" office:value-type="float" office:value="2021" calcext:value-type="float">
            <text:p>2021</text:p>
          </table:table-cell>
          <table:table-cell table:style-name="ce2" office:value-type="string" calcext:value-type="string">
            <text:p>В первую очередь реализации бульвара вошло:</text:p>
            <text:p>- Реконструкция лестницы</text:p>
            <text:p>- Демонтаж небезопасной подпорной стенки</text:p>
            <text:p>- Монтаж тротуарной плитки</text:p>
            <text:p>- Оснащение территории новым освещением, скамейками и урнами</text:p>
            <text:p>Основным элементом дизайн-кода проекта является школьная линейка - треугольник. Треугольник отслеживается во многих малых архитектурных формах, в узоре на брусчатке, элементах навигации. </text:p>
            <text:p>Во второй очереди проекта (2022 год) были реализованы спортивная и детская игровая площадки, дооснащение территории скамейками, урнами, элементами навигации, а так же установлены уникальные малые арх.формы: амфитеатр, входная группа с перфорацией и инсталляция с меловыми досками.</text:p>
          </table:table-cell>
          <table:table-cell table:style-name="ce2" office:value-type="float" office:value="1" calcext:value-type="float">
            <text:p>1</text:p>
          </table:table-cell>
          <table:table-cell table:style-name="ce3" table:number-columns-repeated="5"/>
        </table:table-row>
        <table:table-row table:style-name="ro10">
          <table:table-cell/>
          <table:table-cell office:value-type="string" calcext:value-type="string">
            <text:p>Набережная центрального водоема в г. Бугульма</text:p>
          </table:table-cell>
          <table:table-cell table:style-name="ce2" office:value-type="string" calcext:value-type="string">
            <text:p>case_headers/10.jpg</text:p>
          </table:table-cell>
          <table:table-cell table:style-name="ce2" office:value-type="string" calcext:value-type="string">
            <text:p>г. Бугульма, Республика Татарстан</text:p>
          </table:table-cell>
          <table:table-cell table:style-name="ce2" office:value-type="string" calcext:value-type="string">
            <text:p>г. Бугульма</text:p>
          </table:table-cell>
          <table:table-cell table:style-name="ce2" office:value-type="string" calcext:value-type="string">
            <text:p>АИК «Реновация»</text:p>
          </table:table-cell>
          <table:table-cell table:style-name="ce2" office:value-type="string" calcext:value-type="string">
            <text:p>Архитектор: Хафизов Павел</text:p>
          </table:table-cell>
          <table:table-cell table:style-name="ce2" office:value-type="string" calcext:value-type="string">
            <text:p>5,7 Га</text:p>
          </table:table-cell>
          <table:table-cell table:style-name="ce2" office:value-type="float" office:value="2021" calcext:value-type="float">
            <text:p>2021</text:p>
          </table:table-cell>
          <table:table-cell table:style-name="ce2" office:value-type="string" calcext:value-type="string">
            <text:p>Набережная центрального водоема - победитель Всероссийского конкурса малых городов и исторических поселений 2020 года. Проект получил продолжение благоустройства вдоль водоема. Первая очередь реализации состоялась в 2018 году. </text:p>
            <text:p>На входе на набережную была установлена входная группа с надписью "Бугульма" на татарском языке и скейт парк. В центральной части набережной была размещена воркаут площадка и стритбольная зона с теневым навесом от непогоды и отдыха спортсменов.</text:p>
            <text:p>В 2022 году набережная получила дополнительное финансирование на реализацию второй очереди, в рамках которой был реконструирован фонтан.</text:p>
          </table:table-cell>
          <table:table-cell table:style-name="ce2" office:value-type="float" office:value="1" calcext:value-type="float">
            <text:p>1</text:p>
          </table:table-cell>
          <table:table-cell table:style-name="ce3"/>
          <table:table-cell table:style-name="ce2" office:value-type="string" calcext:value-type="string">
            <text:p>Проектом запланированы следующие функциональные зоны:</text:p>
            <text:p>- Экстрим парк</text:p>
            <text:p>- Кафе</text:p>
            <text:p>- Зона проката</text:p>
            <text:p>- Стритбольная площадка</text:p>
            <text:p>- Воркаут площадка</text:p>
            <text:p>- Пирс на воде</text:p>
            <text:p>- Каскад фонтанов</text:p>
          </table:table-cell>
          <table:table-cell table:style-name="ce3" table:number-columns-repeated="3"/>
        </table:table-row>
        <table:table-row table:style-name="ro11">
          <table:table-cell/>
          <table:table-cell office:value-type="string" calcext:value-type="string">
            <text:p>Капитальный ремонт «Молодежный центр» г. Азнакаево</text:p>
          </table:table-cell>
          <table:table-cell table:style-name="ce2" office:value-type="string" calcext:value-type="string">
            <text:p>case_headers/11.jpg</text:p>
          </table:table-cell>
          <table:table-cell table:style-name="ce2" office:value-type="string" calcext:value-type="string">
            <text:p>Республика Татарстан, г. Азнакаево, ул Марджани, д. 22а</text:p>
          </table:table-cell>
          <table:table-cell table:style-name="ce2" office:value-type="string" calcext:value-type="string">
            <text:p>ГКУ «Главное инвестиционно-строительное управление РТ»</text:p>
          </table:table-cell>
          <table:table-cell table:style-name="ce2" office:value-type="string" calcext:value-type="string">
            <text:p>АИК «Реновация»</text:p>
          </table:table-cell>
          <table:table-cell table:style-name="ce2" office:value-type="string" calcext:value-type="string">
            <text:p>Главный архитектор: Тукмакова Миляуша</text:p>
          </table:table-cell>
          <table:table-cell table:style-name="ce2" office:value-type="string" calcext:value-type="string">
            <text:p>1301 м²</text:p>
          </table:table-cell>
          <table:table-cell table:style-name="ce2" office:value-type="float" office:value="2021" calcext:value-type="float">
            <text:p>2021</text:p>
          </table:table-cell>
          <table:table-cell table:style-name="ce2" office:value-type="string" calcext:value-type="string">
            <text:p>В административном отношении муниципальное бюджетное учреждение «Молодежный центр», расположен по ул. Марджани, д.22а, г.Азнакаево, Азнакаевского муниципального района Республики Татарстан.</text:p>
            <text:p>Проектируемый участок с кадастровым номером 16:44:010128:133, площадью 3332 м²</text:p>
            <text:p>Основные технико-экономические показатели:</text:p>
            <text:p>Общая площадь – 1301 м²;</text:p>
            <text:p>Строительный объем - 6000 м³;</text:p>
            <text:p>Этажность – 2.</text:p>
          </table:table-cell>
          <table:table-cell table:style-name="ce2" office:value-type="float" office:value="2" calcext:value-type="float">
            <text:p>2</text:p>
          </table:table-cell>
          <table:table-cell table:style-name="ce2" office:value-type="string" calcext:value-type="string">
            <text:p>Здания муниципального бюджетного учреждения «Молодежный центр» представляет собой двухэтажное здание, с размерами в осях 51,3 м на 27,3 м, высота здания 5,9 м.</text:p>
            <text:p>За относительную отметку 0.000 м принят уровень чистого пола холла первого этажа.</text:p>
          </table:table-cell>
          <table:table-cell table:style-name="ce2" office:value-type="string" calcext:value-type="string">
            <text:p>После перепланировки объект капитального ремонта содержит следующие помещения: венткамера, гримерная, переговорная, арт-резиденция, кухня, с/у, кабинет директора, коридор, зрительный зал, холл, спортзал, склад, архив, киберзал, вестибюль, раздевалка, склад, КУИ, кофейня, ВРУ, медиацентр, худ. мастерская, швейная мастерская, лекторий, тамбур, коворкинг, студия звукозаписи.</text:p>
            <text:p>Согласно новой планировке, утвержденной заказчиком, частично демонтируются старые перегородки и возводятся новые из керамического кирпича.</text:p>
            <text:p>Инженерные коммуникации выполняются согласно соответствующим разделам рабочей документации.</text:p>
          </table:table-cell>
          <table:table-cell table:style-name="ce3" table:number-columns-repeated="2"/>
          <table:table-cell table:style-name="ce2" office:value-type="string" calcext:value-type="string">
            <text:p>Главный инженер: Гатиатуллин Фанис</text:p>
          </table:table-cell>
        </table:table-row>
        <table:table-row table:style-name="ro12">
          <table:table-cell/>
          <table:table-cell office:value-type="string" calcext:value-type="string">
            <text:p>24-квартирный жилой дом, с. Актаныш</text:p>
          </table:table-cell>
          <table:table-cell table:style-name="ce2" office:value-type="string" calcext:value-type="string">
            <text:p>case_headers/12.jpg</text:p>
          </table:table-cell>
          <table:table-cell table:style-name="ce2" office:value-type="string" calcext:value-type="string">
            <text:p>Республика Татарстан, г. Актаныш, пр. Мира, д 14</text:p>
          </table:table-cell>
          <table:table-cell table:style-name="ce2" office:value-type="string" calcext:value-type="string">
            <text:p>Государственный жилищный фонд при Президенте РТ</text:p>
          </table:table-cell>
          <table:table-cell table:style-name="ce2" office:value-type="string" calcext:value-type="string">
            <text:p>АИК «Реновация»</text:p>
          </table:table-cell>
          <table:table-cell table:style-name="ce2" office:value-type="string" calcext:value-type="string">
            <text:p>Главный архитектор: Хафизов Павел</text:p>
          </table:table-cell>
          <table:table-cell table:style-name="ce2" office:value-type="string" calcext:value-type="string">
            <text:p>786.06 м²</text:p>
          </table:table-cell>
          <table:table-cell table:style-name="ce2" office:value-type="float" office:value="2021" calcext:value-type="float">
            <text:p>2021</text:p>
          </table:table-cell>
          <table:table-cell table:style-name="ce2" office:value-type="string" calcext:value-type="string">
            <text:p>Проект разработан на основании технического задания заказчика, утвержденного эскизного проекта. Проектируемый жилой дом расположен в с. Актаныш, пр. Мира, д. 14 в Актанышском районе РТ. Посадка домов обусловлена рельефом и ориентацией по сторонам света из условий инсоляции жилых помещений.</text:p>
          </table:table-cell>
          <table:table-cell table:style-name="ce2" office:value-type="float" office:value="2" calcext:value-type="float">
            <text:p>2</text:p>
          </table:table-cell>
          <table:table-cell table:style-name="ce3"/>
          <table:table-cell table:style-name="ce2" office:value-type="string" calcext:value-type="string">
            <text:p>Проектируемый 4-х этажный жилой дом с техническим подпольем и холодным чердаком состоит из одной прямоугольной секции. В техническом подполье размещены помещение КУИ и помещения для инженерных коммуникаций (электрощитовая и водомерный узел). Входная группа обеспечивают доступность для МГН на отм.0.000 при помощи пандуса с уклоном i=1:20 и с использованием мобильного гусеничного лестничного подъемника. Связь между этажами осуществляется по лестничной клетке Л-1. Квартиры имеют следующий состав помещений: непроходные жилые комнаты, кухни, прихожие, санузлы, балконы. Выше 4-го этажа расположен холодный чердак. Выход в чердак осуществляется по вертикальной металлической лестнице через противопожарный люк с пределом огнестойкости EI 60. Кровля жилого дома – скатная со стропильной крышей и организованным наружным водостоком. Материал покрытия – крашеный профнастил. Из чердака предусмотрены выходы на кровлю через слуховые окна. Так же предусмотрен выход на кровлю балконов через люки в наружной стене. В жилом доме размещено 24 квартиры:</text:p>
            <text:p>    однокомнатных- 16шт,</text:p>
            <text:p>    двухкомнатных - 4шт;</text:p>
            <text:p>    трехкомнатных - 4шт.</text:p>
            <text:p>Все квартиры оснащены индивидуальными газовыми котлами.</text:p>
          </table:table-cell>
          <table:table-cell table:style-name="ce2" office:value-type="string" calcext:value-type="string">
            <text:p>Габариты здания в крайних осях - 14,34 х 28,34м. Конструктивная высота жилых этажей - 3.0м. Высота помещений техподполья в чистоте 2,5м (водомерный узел, КУИ, электрощитовая); 2,6м - в неэксплуатируемой части. Высота чердака в коньковой части до низа стропил 2,87м и 4,65м. За относительную отметку 0 принят уровень чистого пола первого этажа, что соответствует абсолютной отметке 109.3. Архитектурно - художественное решение, выбрано исходя из условия создания современного гармоничного облика жилых зданий в малоэтажной застройке и окружающей среде. Общая сметная стоимость на момент проектирования составила 64702,87 тыс. руб.</text:p>
          </table:table-cell>
          <table:table-cell table:style-name="ce3" table:number-columns-repeated="2"/>
        </table:table-row>
        <table:table-row table:style-name="ro13">
          <table:table-cell/>
          <table:table-cell office:value-type="string" calcext:value-type="string">
            <text:p>Капитальный ремонт Молодежного Центра «Яшьлек» с. Актаныш</text:p>
          </table:table-cell>
          <table:table-cell table:style-name="ce2" office:value-type="string" calcext:value-type="string">
            <text:p>case_headers/13.jpg</text:p>
          </table:table-cell>
          <table:table-cell table:style-name="ce2" office:value-type="string" calcext:value-type="string">
            <text:p>Республика Татарстан, г. Актаныш, Юбилейная улица, д. 4</text:p>
          </table:table-cell>
          <table:table-cell table:style-name="ce2" office:value-type="string" calcext:value-type="string">
            <text:p>ГКУ «Главное инвестиционно-строительное управление РТ»</text:p>
          </table:table-cell>
          <table:table-cell table:style-name="ce2" office:value-type="string" calcext:value-type="string">
            <text:p>АИК «Реновация»</text:p>
          </table:table-cell>
          <table:table-cell table:style-name="ce2" office:value-type="string" calcext:value-type="string">
            <text:p>Главный архитектор: Тукмакова Миляуша</text:p>
          </table:table-cell>
          <table:table-cell table:style-name="ce2" office:value-type="string" calcext:value-type="string">
            <text:p>706,1 м²</text:p>
          </table:table-cell>
          <table:table-cell table:style-name="ce2" office:value-type="float" office:value="2021" calcext:value-type="float">
            <text:p>2021</text:p>
          </table:table-cell>
          <table:table-cell table:style-name="ce2" office:value-type="string" calcext:value-type="string">
            <text:p>Здание муниципального бюджетного учреждения «Молодежный центр «Яшьлек представляет собой двухэтажное здание, с размерами в осях 26,89 м на 20,400 м, высота здания 9,950 м. Высота этажей в чистоте от пола до потолка: на 1-ом этаже основного объема 2,68 м, высота этажа пристроя - 2,86 м, на втором этаже высота - 3,3 м. За относительную отметку 0.000 м принят уровень чистого пола холла первого этажа. </text:p>
          </table:table-cell>
          <table:table-cell table:style-name="ce2" office:value-type="float" office:value="2" calcext:value-type="float">
            <text:p>2</text:p>
          </table:table-cell>
          <table:table-cell table:style-name="ce3"/>
          <table:table-cell table:style-name="ce2" office:value-type="string" calcext:value-type="string">
            <text:p>В административном отношении здания муниципального бюджетного учреждения «Молодежный центр «Яшьлек», расположен по ул. Юбилейная, д. 4 Акта-нышский муниципальный район, Республики Татарстан. Проектируемый участок с кадастровым номером 16:04:010120:45, площадью 2600 м². После перепланировки объект содержит следующие помещения: тамбур, гар-дероб, холл многофункциональный зал, комната отдыха, с/у мгн, с/у, коворкинг, игровая, компьютерный класс, медиацентр, коридор, директор, штаб, арт резиденция, студия звукозаписи. </text:p>
            <text:p>Основные технико-экономические показатели:</text:p>
            <text:p>Общая площадь – 706.1 м²</text:p>
            <text:p>Строительный объем – 4061.0 м³</text:p>
            <text:p>Этажность – 2</text:p>
          </table:table-cell>
          <table:table-cell table:style-name="ce3" table:number-columns-repeated="2"/>
          <table:table-cell table:style-name="ce2" office:value-type="string" calcext:value-type="string">
            <text:p>Главный инженер: Ягофаров Динар</text:p>
          </table:table-cell>
        </table:table-row>
        <table:table-row table:style-name="ro14">
          <table:table-cell/>
          <table:table-cell office:value-type="string" calcext:value-type="string">
            <text:p>Капитальный ремонт МЦ «Орион» г. Лаишево</text:p>
          </table:table-cell>
          <table:table-cell table:style-name="ce2" office:value-type="string" calcext:value-type="string">
            <text:p>case_headers/14.jpg</text:p>
          </table:table-cell>
          <table:table-cell table:style-name="ce2" office:value-type="string" calcext:value-type="string">
            <text:p>Республика Татарстан, Лаишевский муниципальный район, г.Лаишево, Пролетарская ул., д.46</text:p>
          </table:table-cell>
          <table:table-cell table:style-name="ce2" office:value-type="string" calcext:value-type="string">
            <text:p>ГКУ «Главное инвестиционно-строительное управление РТ»</text:p>
          </table:table-cell>
          <table:table-cell table:style-name="ce2" office:value-type="string" calcext:value-type="string">
            <text:p>АИК «Реновация»</text:p>
          </table:table-cell>
          <table:table-cell table:style-name="ce2" office:value-type="string" calcext:value-type="string">
            <text:p>Главный архитектор: Гайдук Альбина</text:p>
          </table:table-cell>
          <table:table-cell table:style-name="ce2" office:value-type="string" calcext:value-type="string">
            <text:p>500,36 м²</text:p>
          </table:table-cell>
          <table:table-cell table:style-name="ce2" office:value-type="float" office:value="2021" calcext:value-type="float">
            <text:p>2021</text:p>
          </table:table-cell>
          <table:table-cell table:style-name="ce2" office:value-type="string" calcext:value-type="string">
            <text:p>Здания муниципального бюджетного учреждения «Молодежный центр «Орион» представляет собой двухэтажное здание с подвалом, с размерами в осях 24,6 м на 17,2 м, высота здания 9,46 м. За относительную отметку 0.000 м принят уровень чистого пола холла первого этажа. </text:p>
            <text:p>В административном отношении муниципальное бюджетное учреждение «Молодежный центр «Орион», расположен по ул.Пролетарская, д.46, г.Лаишево, Лаишевского муниципального района Республики Татарстан. Проектируемый участок с кадастровым номером 16:24:170131:33, площадью 1796 м². </text:p>
          </table:table-cell>
          <table:table-cell table:style-name="ce2" office:value-type="float" office:value="2" calcext:value-type="float">
            <text:p>2</text:p>
          </table:table-cell>
          <table:table-cell table:style-name="ce3"/>
          <table:table-cell table:style-name="ce2" office:value-type="string" calcext:value-type="string">
            <text:p>После перепланировки объект капитального ремонта содержит следующие помещения: тамбур, холл, комната отдыха, гардероб, переговорная, коворкинг, лекторий, кладовая, санузел, котельная, лестница, холл с переговорной, кафе/буфет, многофункциональное пространство, студия звукозаписи, кабинет, мастерская, фотостудия, спортивный зал, киберзал, раздевалки, кабинет сотрудников, кабинет руководителя, переговорная, кабинет сотрудников, холл зона ожидания, коридор. Согласно новой планировке, утвержденной заказчиком, частично демонтируются старые перегородки и возводятся новые из керамического кирпича.</text:p>
            <text:p>Инженерные коммуникации выполняются согласно соответствующим разделам рабочей документации.</text:p>
            <text:p>Основные технико-экономические показатели:</text:p>
            <text:p>Общая площадь – 500,36 м²</text:p>
            <text:p>Этажность – 2</text:p>
          </table:table-cell>
          <table:table-cell table:style-name="ce3" table:number-columns-repeated="2"/>
          <table:table-cell table:style-name="ce2" office:value-type="string" calcext:value-type="string">
            <text:p>Главный инженер: Ягофаров Динар</text:p>
          </table:table-cell>
        </table:table-row>
        <table:table-row table:style-name="ro15">
          <table:table-cell/>
          <table:table-cell office:value-type="string" calcext:value-type="string">
            <text:p>12-ти квартирный жилой дом, пгт Аксубаево</text:p>
          </table:table-cell>
          <table:table-cell table:style-name="ce2" office:value-type="string" calcext:value-type="string">
            <text:p>case_headers/15.jpg</text:p>
          </table:table-cell>
          <table:table-cell table:style-name="ce2" office:value-type="string" calcext:value-type="string">
            <text:p>пгт Акcубаево, Республика Татарстан</text:p>
          </table:table-cell>
          <table:table-cell table:style-name="ce2" office:value-type="string" calcext:value-type="string">
            <text:p>Государственный жилищный фонд при Президенте РТ</text:p>
          </table:table-cell>
          <table:table-cell table:style-name="ce2" office:value-type="string" calcext:value-type="string">
            <text:p>АИК «Реновация»</text:p>
          </table:table-cell>
          <table:table-cell table:style-name="ce3"/>
          <table:table-cell table:style-name="ce2" office:value-type="string" calcext:value-type="string">
            <text:p>786.06 м²</text:p>
          </table:table-cell>
          <table:table-cell table:style-name="ce2" office:value-type="float" office:value="2021" calcext:value-type="float">
            <text:p>2021</text:p>
          </table:table-cell>
          <table:table-cell table:style-name="ce2" office:value-type="string" calcext:value-type="string">
            <text:p>Наша компания в 2021 году запроектировала и прошла Государственную экспертизу УГЭЦ РТ по объекту «12 квартирный жилой дом по ул. Толстого д. 49а пгт. Аксубаево с наружными инженерными сетями». </text:p>
            <text:p>Проектное решение выполнено на основании технического задания, утвержденным Заказчиком. Объемно планировочные решения предусматривают строительство 3-х этажного здания с техническим подпольем. В техническом подполье предусмотрена прокладка инженерных сетей и размещение водомерного узла.</text:p>
          </table:table-cell>
          <table:table-cell table:style-name="ce2" office:value-type="float" office:value="2" calcext:value-type="float">
            <text:p>2</text:p>
          </table:table-cell>
          <table:table-cell table:style-name="ce2" office:value-type="string" calcext:value-type="string">
            <text:p>На 1-ом этаже - однокомнатные квартиры типа 1А, 1Б, двухкомнатные квартиры типа 2А, 2Б, коридор, лестница, тамбур. На 2-ом и 3-ем этаже - однокомнатные квартиры типа 1А, 1Б, двухкомнатные квартиры типа 2А, 2Б, коридор, лестница. Кровля здания - двускатная. Водосток с кровли наружный, организованный, свес карнизов не менее 500 мм. Также на кровле предусмотрено ограждение кровли и снегодержатели и система противообледенения кровли. За относительную отметку 0 принят уровень чистого пола 1 этажа, что соответствует абсолютной отметке +130.00 по топографической съемке. Максимальная (относительно 0.000) высотная отметка здания 12.000. Высоты этажей от пола до пола:</text:p>
            <text:p>Техподполье – 2.27 м; 1-3 этаж – 3 м.</text:p>
          </table:table-cell>
          <table:table-cell table:style-name="ce2" office:value-type="string" calcext:value-type="string">
            <text:p>Основные технико-экономические показатели:</text:p>
            <text:p>Общая площадь – 786.06 м².</text:p>
            <text:p>Площадь технического подполья (согласно СП 54.13330.2016 не вкл. в общ.пл.) – 231,10м².</text:p>
            <text:p>Площадь застройки – 316.73 м².</text:p>
            <text:p>Жилая площадь – 286.14 м².</text:p>
            <text:p>Строительный объем – 4430.25 м³.</text:p>
            <text:p>Этажность – 3.</text:p>
            <text:p>Количество этажей – 4.</text:p>
            <text:p>Количество квартир – 12 в том числе: однокомнатные – 6, двухкомнатные – 6.</text:p>
            <text:p>Общая площадь квартир – 569.46 м².</text:p>
            <text:p>Площадь квартир без учета лоджий – 545.46 м².</text:p>
            <text:p>Основные характеристики здания:</text:p>
            <text:p>Класс ответственности здания – II;</text:p>
            <text:p>Степень огнестойкости – II;</text:p>
            <text:p>Класс здания по функциональной пожарной опасности – Ф 1.3;</text:p>
            <text:p>Срок эксплуатации здания – 50 лет.</text:p>
            <text:p>Сводный сметный расчет на сумму 33904,59 тыс. руб.</text:p>
          </table:table-cell>
          <table:table-cell table:style-name="ce3" table:number-columns-repeated="3"/>
        </table:table-row>
        <table:table-row table:style-name="ro16">
          <table:table-cell/>
          <table:table-cell office:value-type="string" calcext:value-type="string">
            <text:p>Торговое здание «МАНАРА»</text:p>
          </table:table-cell>
          <table:table-cell table:style-name="ce2" office:value-type="string" calcext:value-type="string">
            <text:p>case_headers/16.jpg</text:p>
          </table:table-cell>
          <table:table-cell table:style-name="ce2" office:value-type="string" calcext:value-type="string">
            <text:p>Республика Татарстан, г.Казань, ул.Роторная, д.1</text:p>
          </table:table-cell>
          <table:table-cell table:style-name="ce2" office:value-type="string" calcext:value-type="string">
            <text:p>ООО «Поволжская строительно-инжиниринговая компания»</text:p>
          </table:table-cell>
          <table:table-cell table:style-name="ce2" office:value-type="string" calcext:value-type="string">
            <text:p>АИК «Реновация»</text:p>
          </table:table-cell>
          <table:table-cell table:style-name="ce2" office:value-type="string" calcext:value-type="string">
            <text:p>Главный архитектор: Хафизов Павел</text:p>
          </table:table-cell>
          <table:table-cell table:style-name="ce2" office:value-type="string" calcext:value-type="string">
            <text:p>3671.00 м²</text:p>
          </table:table-cell>
          <table:table-cell table:style-name="ce2" office:value-type="float" office:value="2021" calcext:value-type="float">
            <text:p>2021</text:p>
          </table:table-cell>
          <table:table-cell table:style-name="ce2" office:value-type="string" calcext:value-type="string">
            <text:p>Проектируемое здание находится на по адресу: г. Казань, ул. Роторная 1. Здание располагается между улицами Павлюхина и Роторная. Концепция здания представляет собой торговое здание с рестораном, фитнес-зоной соответствющие стандарту «халяль».</text:p>
            <text:p>Здание относится к классу функциональной пожарной опасности Ф 3.1 согласно №123-ФЗ гл. 9, ст.32, к II степени огнестойкости согласно СП 2.13130.2012 и С0 классу конструктивной по-жарной опасности.</text:p>
          </table:table-cell>
          <table:table-cell table:style-name="ce2" office:value-type="float" office:value="2" calcext:value-type="float">
            <text:p>2</text:p>
          </table:table-cell>
          <table:table-cell table:style-name="ce2" office:value-type="string" calcext:value-type="string">
            <text:p>Основные показатели по зданию:</text:p>
            <text:p>Общая площадь здания – 3671,00 м².</text:p>
            <text:p>Строительный объем - 22420 м³.</text:p>
            <text:p>Этажность – 3.</text:p>
          </table:table-cell>
          <table:table-cell table:style-name="ce2" office:value-type="string" calcext:value-type="string">
            <text:p>Проектируемое торговое здание состоит из надземной трехэтажной части, имеет прямоугольный объем.</text:p>
            <text:p>Высота 1-го и 2 этажей 5,12м, 3-го этажа 5,02 м. от уровня пола до верха перекрытия. Высота помещений 1-го и 2 этажей этажа – 4,36 м., 3 этажа – 4,02 м. в чистоте до подвесного потолка.</text:p>
            <text:p>Кровля плоская, утепленная полистиролбетоном и экструдированным пенополистиролбетоном с рулонной гидроизоляцией, с внутренним водостоком. Уклон кровли выполнен в сторону воронок внутреннего водостока. С венткамер и машинных отделений лифтов водосток выполнен наружный организованный.</text:p>
          </table:table-cell>
          <table:table-cell table:style-name="ce3" table:number-columns-repeated="2"/>
          <table:table-cell table:style-name="ce2" office:value-type="string" calcext:value-type="string">
            <text:p>Главный инженер: Ягофаров Динар</text:p>
          </table:table-cell>
        </table:table-row>
        <table:table-row table:style-name="ro17">
          <table:table-cell/>
          <table:table-cell office:value-type="string" calcext:value-type="string">
            <text:p>Строительство зданий исполнительных комитетов (советов) поселений муниципальных образований Республики Татарстан</text:p>
          </table:table-cell>
          <table:table-cell table:style-name="ce2" office:value-type="string" calcext:value-type="string">
            <text:p>case_headers/17.jpg</text:p>
          </table:table-cell>
          <table:table-cell table:style-name="ce2" office:value-type="string" calcext:value-type="string">
            <text:p>9 адресов</text:p>
          </table:table-cell>
          <table:table-cell table:style-name="ce2" office:value-type="string" calcext:value-type="string">
            <text:p>ГКУ «Главное инвестиционно-строительное управление РТ»</text:p>
          </table:table-cell>
          <table:table-cell table:style-name="ce2" office:value-type="string" calcext:value-type="string">
            <text:p>АИК «Реновация»</text:p>
          </table:table-cell>
          <table:table-cell table:style-name="ce3"/>
          <table:table-cell table:style-name="ce2" office:value-type="string" calcext:value-type="string">
            <text:p>96.84 м²</text:p>
          </table:table-cell>
          <table:table-cell table:style-name="ce2" office:value-type="float" office:value="2022" calcext:value-type="float">
            <text:p>2022</text:p>
          </table:table-cell>
          <table:table-cell table:style-name="ce3"/>
          <table:table-cell table:style-name="ce2" office:value-type="float" office:value="2" calcext:value-type="float">
            <text:p>2</text:p>
          </table:table-cell>
          <table:table-cell table:style-name="ce3" table:number-columns-repeated="4"/>
          <table:table-cell table:style-name="ce2" office:value-type="string" calcext:value-type="string">
            <text:p>Инженер: Гатиатуллин Фанис</text:p>
          </table:table-cell>
        </table:table-row>
        <table:table-row table:style-name="ro5">
          <table:table-cell/>
          <table:table-cell office:value-type="string" calcext:value-type="string">
            <text:p>Реконструкция здания «Кванториум» с. Актаныш</text:p>
          </table:table-cell>
          <table:table-cell table:style-name="ce2" office:value-type="string" calcext:value-type="string">
            <text:p>case_headers/18.jpg</text:p>
          </table:table-cell>
          <table:table-cell table:style-name="ce2" office:value-type="string" calcext:value-type="string">
            <text:p>г. Актаныш, Республика Татарстан</text:p>
          </table:table-cell>
          <table:table-cell table:style-name="ce2" office:value-type="string" calcext:value-type="string">
            <text:p>Исполнительный комитет Актанышского муниципального района</text:p>
          </table:table-cell>
          <table:table-cell table:style-name="ce2" office:value-type="string" calcext:value-type="string">
            <text:p>АИК «Реновация»</text:p>
          </table:table-cell>
          <table:table-cell table:style-name="ce2" office:value-type="string" calcext:value-type="string">
            <text:p>Архитектор: Шакиров Булат</text:p>
          </table:table-cell>
          <table:table-cell table:style-name="ce2" office:value-type="string" calcext:value-type="string">
            <text:p>1063,00 м²</text:p>
          </table:table-cell>
          <table:table-cell table:style-name="ce2" office:value-type="float" office:value="2021" calcext:value-type="float">
            <text:p>2021</text:p>
          </table:table-cell>
          <table:table-cell table:style-name="ce2" office:value-type="string" calcext:value-type="string">
            <text:p>В 2021 г наша компания провела обследования технического состояния, разработала проект реконструкции и прошла государственную экспертизу по объекту: «Реконструкция здания ГАПОУ «Актанышский технологический техникум с размещением «Кванториум» в с. Актаныш Актанышского муниципального района». Проектируемое здание находится на по адресу: с. Актаныш, просп. Ленина, 61. Проектируемое здание состоит из одноэтажной части, имеет прямоугольный объем. Высота этажа 5,17м и 3,2м. от уровня пола до низа балок. Кровля малоуклонная.</text:p>
          </table:table-cell>
          <table:table-cell table:style-name="ce2" office:value-type="float" office:value="3" calcext:value-type="float">
            <text:p>3</text:p>
          </table:table-cell>
          <table:table-cell table:style-name="ce3"/>
          <table:table-cell table:style-name="ce2" office:value-type="string" calcext:value-type="string">
            <text:p>Состав помещений. 1 этаж на отм. 0.000: Тамбур, холл с ресепшеном, комната охраны, гардероб, санузел для инвалидов, ИТП, водомерный узел, Санузлы женский и мужской, комната уборочного инвентаря, кабинет директора, конференц зал, учительская, склад расходных материалов, электрощитовая, венткамера, коридор учебные помещения: аэроквантум, хайтек квантум, робоквантум, энер-джиквантум, автоквантум.</text:p>
            <text:p>Принятые в проекте объемно-пространственное и архитектурно-художественное решение здания основано на задании на проектирование, согласованного эскизного проекта и обеспечивает наиболее компактное планировочное решение.</text:p>
            <text:p>Технико-экономические показатели:</text:p>
            <text:p>-Общая площадь здания 1063 м2;</text:p>
            <text:p>-Площадь застройки 1170,3 м2;</text:p>
            <text:p>-Строительный объем здания 8809,9 м3;</text:p>
            <text:p>-Этажность 1 эт;</text:p>
            <text:p>-Количество этажей 1 эт.</text:p>
            <text:p>Общая сметная стоимость на момент разработки проекта составила 90179,59 тыс.руб.</text:p>
            <text:p>Реконструкция здания ГАПОУ «Актанышский технологический техникум с размещением «Кванториум» с.Актаныш</text:p>
          </table:table-cell>
          <table:table-cell table:style-name="ce3" table:number-columns-repeated="2"/>
          <table:table-cell table:style-name="ce2" office:value-type="string" calcext:value-type="string">
            <text:p>Инженер: Ягофаров Динар</text:p>
          </table:table-cell>
        </table:table-row>
        <table:table-row table:style-name="ro18" table:number-rows-repeated="16">
          <table:table-cell/>
          <table:table-cell table:style-name="Default"/>
          <table:table-cell table:number-columns-repeated="14"/>
        </table:table-row>
        <table:table-row table:style-name="ro18">
          <table:table-cell table:style-name="ce1" office:value-type="float" office:value="1" calcext:value-type="float">
            <text:p>1</text:p>
          </table:table-cell>
          <table:table-cell table:style-name="ce1" office:value-type="string" calcext:value-type="string">
            <text:p>improvement</text:p>
          </table:table-cell>
          <table:table-cell table:number-columns-repeated="14"/>
        </table:table-row>
        <table:table-row table:style-name="ro18">
          <table:table-cell table:style-name="ce1" office:value-type="float" office:value="2" calcext:value-type="float">
            <text:p>2</text:p>
          </table:table-cell>
          <table:table-cell table:style-name="ce1" office:value-type="string" calcext:value-type="string">
            <text:p>projection</text:p>
          </table:table-cell>
          <table:table-cell table:number-columns-repeated="14"/>
        </table:table-row>
        <table:table-row table:style-name="ro18">
          <table:table-cell table:style-name="ce1" office:value-type="float" office:value="3" calcext:value-type="float">
            <text:p>3</text:p>
          </table:table-cell>
          <table:table-cell table:style-name="ce1" office:value-type="string" calcext:value-type="string">
            <text:p>screening</text:p>
          </table:table-cell>
          <table:table-cell table:number-columns-repeated="1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9T16:49:57.046433601</meta:creation-date>
    <dc:date>2024-07-10T17:06:20.309175297</dc:date>
    <meta:editing-duration>PT4M41S</meta:editing-duration>
    <meta:editing-cycles>2</meta:editing-cycles>
    <meta:generator>LibreOffice/7.3.7.2$Linux_X86_64 LibreOffice_project/30$Build-2</meta:generator>
    <meta:document-statistic meta:table-count="1" meta:cell-count="208" meta:object-count="0"/>
    <meta:user-defined meta:name="date">YYYY-07-DDT16:49:45.838</meta:user-defined>
  </office:meta>
</office:document-meta>
</file>